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7.2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style:font-name="Century Gothic" fo:font-size="14pt" fo:font-weight="bold" officeooo:rsid="002cfeca" officeooo:paragraph-rsid="0010f80c" style:font-size-asian="14pt" style:font-weight-asian="bold"/>
    </style:style>
    <style:style style:name="P2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officeooo:paragraph-rsid="0010f80c"/>
    </style:style>
    <style:style style:name="P3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4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10f80c" style:font-weight-asian="bold"/>
    </style:style>
    <style:style style:name="P5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6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7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5f166" officeooo:paragraph-rsid="0010f80c"/>
    </style:style>
    <style:style style:name="P8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ce28" officeooo:paragraph-rsid="0010f80c"/>
    </style:style>
    <style:style style:name="P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ed13b" officeooo:paragraph-rsid="0010f80c" style:font-weight-asian="normal" style:font-weight-complex="normal"/>
    </style:style>
    <style:style style:name="P1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0f80c" style:font-weight-asian="normal" style:font-weight-complex="normal"/>
    </style:style>
    <style:style style:name="P11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12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use-window-font-color="true" style:font-name="Century Gothic" officeooo:rsid="00111e99" officeooo:paragraph-rsid="0010f80c"/>
    </style:style>
    <style:style style:name="P1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officeooo:rsid="0012baaa" officeooo:paragraph-rsid="0010f80c"/>
    </style:style>
    <style:style style:name="P14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44e00" officeooo:paragraph-rsid="0010f80c" style:font-weight-asian="normal" style:font-weight-complex="normal"/>
    </style:style>
    <style:style style:name="P1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c31b0" officeooo:paragraph-rsid="0010f80c" style:font-weight-asian="normal" style:font-weight-complex="normal"/>
    </style:style>
    <style:style style:name="P1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0f80c" style:font-weight-asian="normal" style:font-weight-complex="normal"/>
    </style:style>
    <style:style style:name="P1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0f80c" style:font-weight-asian="normal" style:font-weight-complex="normal"/>
    </style:style>
    <style:style style:name="P1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e026f" officeooo:paragraph-rsid="0010f80c" style:font-weight-asian="normal" style:font-weight-complex="normal"/>
    </style:style>
    <style:style style:name="P19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5d8b" officeooo:paragraph-rsid="0010f80c" style:font-weight-asian="normal" style:font-weight-complex="normal"/>
    </style:style>
    <style:style style:name="P2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6b8f" officeooo:paragraph-rsid="0010f80c" style:font-weight-asian="normal" style:font-weight-complex="normal"/>
    </style:style>
    <style:style style:name="P21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1b981" officeooo:paragraph-rsid="0010f80c" style:font-weight-asian="normal" style:font-weight-complex="normal"/>
    </style:style>
    <style:style style:name="P22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08ecf" officeooo:paragraph-rsid="0010f80c" style:font-weight-asian="normal" style:font-weight-complex="normal"/>
    </style:style>
    <style:style style:name="P2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4dcfe" officeooo:paragraph-rsid="0010f80c" style:font-weight-asian="normal" style:font-weight-complex="normal"/>
    </style:style>
    <style:style style:name="P24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104dff" officeooo:paragraph-rsid="0010f80c"/>
    </style:style>
    <style:style style:name="P2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bce28" officeooo:paragraph-rsid="0010f80c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4pt" fo:font-weight="bold" style:font-size-asian="14pt" style:font-weight-asian="bold"/>
    </style:style>
    <style:style style:name="T3" style:family="text">
      <style:text-properties style:font-name="Century Gothic" fo:font-size="14pt" fo:font-weight="bold" officeooo:rsid="00104dff" style:font-size-asian="14pt" style:font-weight-asian="bold"/>
    </style:style>
    <style:style style:name="T4" style:family="text">
      <style:text-properties style:font-name="Century Gothic" fo:font-size="14pt" fo:font-weight="bold" officeooo:rsid="001ac526" style:font-size-asian="14pt" style:font-weight-asian="bold"/>
    </style:style>
    <style:style style:name="T5" style:family="text">
      <style:text-properties style:font-name="Century Gothic" fo:font-weight="bold" style:font-weight-asian="bold"/>
    </style:style>
    <style:style style:name="T6" style:family="text">
      <style:text-properties style:font-name="Century Gothic" fo:font-weight="normal" officeooo:rsid="00104dff" style:font-weight-asian="normal" style:font-weight-complex="normal"/>
    </style:style>
    <style:style style:name="T7" style:family="text">
      <style:text-properties style:font-name="Century Gothic" officeooo:rsid="00104dff"/>
    </style:style>
    <style:style style:name="T8" style:family="text">
      <style:text-properties style:font-name="Century Gothic" officeooo:rsid="0015f166"/>
    </style:style>
    <style:style style:name="T9" style:family="text">
      <style:text-properties style:font-name="Century Gothic" officeooo:rsid="00208ecf"/>
    </style:style>
    <style:style style:name="T10" style:family="text">
      <style:text-properties style:font-name="Century Gothic" officeooo:rsid="001ac526"/>
    </style:style>
    <style:style style:name="T11" style:family="text">
      <style:text-properties style:font-name="Century Gothic" officeooo:rsid="002bce28"/>
    </style:style>
    <style:style style:name="T12" style:family="text">
      <style:text-properties style:font-name="Century Gothic" officeooo:rsid="001c31b0"/>
    </style:style>
    <style:style style:name="T13" style:family="text">
      <style:text-properties officeooo:rsid="0015f166"/>
    </style:style>
    <style:style style:name="T14" style:family="text">
      <style:text-properties officeooo:rsid="0016bced"/>
    </style:style>
    <style:style style:name="T15" style:family="text">
      <style:text-properties style:use-window-font-color="true" style:font-name="Century Gothic" officeooo:rsid="0011668c"/>
    </style:style>
    <style:style style:name="T16" style:family="text">
      <style:text-properties style:use-window-font-color="true" style:font-name="Century Gothic" officeooo:rsid="001ac526"/>
    </style:style>
    <style:style style:name="T17" style:family="text">
      <style:text-properties style:use-window-font-color="true" style:font-name="Century Gothic" officeooo:rsid="0015f166"/>
    </style:style>
    <style:style style:name="T18" style:family="text">
      <style:text-properties officeooo:rsid="0011668c"/>
    </style:style>
    <style:style style:name="T19" style:family="text">
      <style:text-properties officeooo:rsid="001ac526"/>
    </style:style>
    <style:style style:name="T20" style:family="text">
      <style:text-properties officeooo:rsid="0028a15c"/>
    </style:style>
    <style:style style:name="T21" style:family="text">
      <style:text-properties officeooo:rsid="00144e00"/>
    </style:style>
    <style:style style:name="T22" style:family="text">
      <style:text-properties officeooo:rsid="0029464b"/>
    </style:style>
    <style:style style:name="T23" style:family="text">
      <style:text-properties officeooo:rsid="001c31b0"/>
    </style:style>
    <style:style style:name="T24" style:family="text">
      <style:text-properties officeooo:rsid="00178761"/>
    </style:style>
    <style:style style:name="T25" style:family="text">
      <style:text-properties officeooo:rsid="001e026f"/>
    </style:style>
    <style:style style:name="T26" style:family="text">
      <style:text-properties officeooo:rsid="001964c5"/>
    </style:style>
    <style:style style:name="T27" style:family="text">
      <style:text-properties officeooo:rsid="001f5d8b"/>
    </style:style>
    <style:style style:name="T28" style:family="text">
      <style:text-properties style:text-underline-style="none" officeooo:rsid="002bce28"/>
    </style:style>
    <style:style style:name="T29" style:family="text">
      <style:text-properties officeooo:rsid="001f6b8f"/>
    </style:style>
    <style:style style:name="T30" style:family="text">
      <style:text-properties officeooo:rsid="00208ecf"/>
    </style:style>
    <style:style style:name="T31" style:family="text">
      <style:text-properties officeooo:rsid="00217314"/>
    </style:style>
    <style:style style:name="T32" style:family="text">
      <style:text-properties officeooo:rsid="002bce28"/>
    </style:style>
    <style:style style:name="T33" style:family="text">
      <style:text-properties officeooo:rsid="0024dcfe"/>
    </style:style>
    <style:style style:name="T34" style:family="text">
      <style:text-properties officeooo:rsid="0023a1fa"/>
    </style:style>
    <style:style style:name="T35" style:family="text">
      <style:text-properties officeooo:rsid="002cfe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UC_</text:span><text:span text:style-name="T3">C</text:span><text:span text:style-name="T4">PG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5">NAME: </text:span><text:span text:style-name="T6">CreazionePersonaggio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5">ACTORS: </text:span><text:span text:style-name="T6">U</text:span><text:span text:style-name="T7">tenteGiocatore</text:span></text:p>
          </table:table-cell>
        </table:table-row>
        <table:table-row table:style-name="Table2.1">
          <table:table-cell table:style-name="Table2.A1" office:value-type="string">
            <text:p text:style-name="P4">FLOW OF EVENTS: </text:p>
            <text:list xml:id="list1100607405" text:style-name="WWNum20">
              <text:list-item>
                <text:p text:style-name="P5">UtenteGiocatore clicca su "CreaPG" in corrispondenza della storia a cui partecipa.</text:p>
              </text:list-item>
              <text:list-item>
                <text:p text:style-name="P5">Il sistema indirizza UtenteGiocatore alla pagina di creazione personaggio<text:span text:style-name="T13">, nella quale è presente un form contenente i campi per le generalità del personaggio.</text:span></text:p>
              </text:list-item>
              <text:list-item>
                <text:p text:style-name="P7">UtenteGiocatore compila i campi con nome, cognome, nazionalità<text:span text:style-name="T14">, età</text:span> e sesso del personaggio.</text:p>
              </text:list-item>
              <text:list-item>
                <text:p text:style-name="P7">Una volta compilati tutti i campi, clicca sul pulsante "Avanti" e li sottomette al sistema.</text:p>
              </text:list-item>
              <text:list-item>
                <text:p text:style-name="P7">Sine Charta valuta che i campi siano stati riempiti correttamente.</text:p>
              </text:list-item>
              <text:list-item>
                <text:p text:style-name="P11"><text:span text:style-name="T8">I dati vengono accettati</text:span><text:span text:style-name="T9"> </text:span><text:span text:style-name="T8">dal sistema.</text:span></text:p>
              </text:list-item>
              <text:list-item>
                <text:p text:style-name="P11"><text:span text:style-name="T7">Sine Charta</text:span><text:span text:style-name="T10"> </text:span><text:span text:style-name="T7">mostra </text:span><text:span text:style-name="T15">una schermata contenente il mazzo degli Arcani Maggiori</text:span><text:span text:style-name="T16"> e un testo che invita UtenteGiocatore a cliccarlo</text:span><text:span text:style-name="T17">.</text:span></text:p>
              </text:list-item>
              <text:list-item>
                <text:p text:style-name="P12">UtenteGiocatore <text:span text:style-name="T18">clicca sul mazzo ed estrae tre carte, che rimangono coperte.</text:span></text:p>
              </text:list-item>
              <text:list-item>
                <text:p text:style-name="P13">UtenteGiocatore clicca su una d<text:span text:style-name="T19">elle carte appena estratte</text:span>.</text:p>
              </text:list-item>
              <text:list-item>
                <text:p text:style-name="P13">l<text:span text:style-name="T20">l</text:span> sistema mostra il tarocco cliccato da UtenteGiocatore e due pulsanti: uno di conferma e uno di rifiuto.<text:span text:style-name="T13"> Di fianco è presente anche una breve descrizione del tarocco mostrato, se scelto come tarocco dominante.</text:span></text:p>
              </text:list-item>
              <text:list-item>
                <text:p text:style-name="P13">Utente<text:span text:style-name="T21">Giocatore clicca sul pulsante di conferma.</text:span></text:p>
              </text:list-item>
              <text:list-item>
                <text:p text:style-name="P14">Il sistema <text:span text:style-name="T22">mostra la schermata di estrazione delle caratteristiche. La schermata contiene il mazzo dei tarocchi e quattro caselle in cui sono disegnati i quattro semi delle carte da poker: Cuori, Quadri, Fiori, Picche. È presente un testo che invita UtenteGiocatore a cliccare sul mazzo.</text:span></text:p>
              </text:list-item>
              <text:list-item>
                <text:p text:style-name="P15">UtenteGiocatore clicca sul mazzo dei tarocchi.</text:p>
              </text:list-item>
              <text:list-item>
                <text:p text:style-name="P16"><text:span text:style-name="T19">Il sistema volta</text:span> quattro carte<text:span text:style-name="T23"> e posiziona la prima sulla casella dei Cuori, la seconda sui Quadri, la terza sui Fiori e l'ultima sulle Picche.</text:span></text:p>
              </text:list-item>
              <text:list-item>
                <text:p text:style-name="P16">In base al tarocco estratto e al seme<text:span text:style-name="T23"> ad esso</text:span> associato, <text:span text:style-name="T23">il sistema </text:span>mostra un <text:span text:style-name="T24">punteggio</text:span> compreso tra 8 e 24 a<text:span text:style-name="T23">ccanto</text:span> ad ogni carta.<text:span text:style-name="T24"> Inoltre è presente una coppia di pulsanti per ogni carta estratta: un pulsante di conferma e uno di rifiuto.</text:span></text:p>
              </text:list-item>
              <text:list-item>
                <text:p text:style-name="P17">UtenteGiocatore conferma tutte e quattro le carte estratte<text:span text:style-name="T23"> premendo tutti e quattro i pulsanti</text:span>.</text:p>
              </text:list-item>
              <text:list-item>
                <text:p text:style-name="P15">Il sistema<text:span text:style-name="T24"> mostra una pagina che contiene una tabella in cui sono presenti le 16 caratteristiche, raggruppate per seme. Come intestazione ad ogni gruppo vi è il punteggio determinato dall'estrazione precedentemente eseguita.</text:span></text:p>
              </text:list-item>
              <text:list-item>
                <text:p text:style-name="P17">UtenteGiocatore <text:span text:style-name="T25">distribuisce i punteggi ottenuti fra tutte le caratteristiche</text:span>.</text:p>
              </text:list-item>
              <text:list-item>
                <text:p text:style-name="P17">Una volta terminato, UtenteGiocatore clicca su "Conferma"<text:span text:style-name="T26">. </text:span></text:p>
              </text:list-item>
              <text:list-item>
                <text:p text:style-name="P18">Il sistema <text:span text:style-name="T27">mostra</text:span><text:span text:style-name="T28"> la schermata di scelta dei pregi e dei difetti.</text:span></text:p>
              </text:list-item>
              <text:list-item>
                <text:p text:style-name="P19">UtenteGiocatore <text:span text:style-name="T29">seleziona fino a 5 pregi e difetti.</text:span></text:p>
              </text:list-item>
              <text:list-item>
                <text:p text:style-name="P20">Il sistema aggiorna il numero di punti abilità disponibili in base alla selezione dell'utente.</text:p>
              </text:list-item>
              <text:list-item>
                <text:p text:style-name="P20"><text:soft-page-break/>UtenteGiocatore clicca su "Conferma".</text:p>
              </text:list-item>
              <text:list-item>
                <text:p text:style-name="P20">Il sistema<text:span text:style-name="T30">, in funzione dei pregi, difetti e tarocco dominante aggiorna le caratteristiche del personaggio di UtenteGiocatore.</text:span></text:p>
              </text:list-item>
              <text:list-item>
                <text:p text:style-name="P21">Il sistema aggiorna il punteggio di Vitalità e di Risoluzione</text:p>
              </text:list-item>
              <text:list-item>
                <text:p text:style-name="P22">Il sistema indirizza UtenteGiocatore alla schermata per la scelta delle competenze.</text:p>
              </text:list-item>
              <text:list-item>
                <text:p text:style-name="P19">Il sistema mostra<text:span text:style-name="T31"> </text:span><text:span text:style-name="T28">la schermata di selezione della professione e delle ablilità.</text:span></text:p>
              </text:list-item>
              <text:list-item>
                <text:p text:style-name="P21">UtenteGiocatore seleziona una professione.</text:p>
              </text:list-item>
              <text:list-item>
                <text:p text:style-name="P21">Il sistema aggiorna il totale dei punti abilità<text:span text:style-name="T32"> in base alle caratteristiche involte</text:span>.</text:p>
              </text:list-item>
              <text:list-item>
                <text:p text:style-name="P21">Il sistema aggiunge le abilità relative alla professione scelta<text:span text:style-name="T33"> e al tarocco dominante</text:span> alla lista delle competenze del personaggio<text:span text:style-name="T32">.</text:span></text:p>
              </text:list-item>
              <text:list-item>
                <text:p text:style-name="P21">UtenteGiocatore sceglie <text:span text:style-name="T34">le abilità e distribuisce i punti abilità rispettando i limiti imposti dal sistema.</text:span></text:p>
              </text:list-item>
              <text:list-item>
                <text:p text:style-name="P23">UtenteGiocatore clicca su "Co<text:span text:style-name="T32">mpleta</text:span>".</text:p>
              </text:list-item>
              <text:list-item>
                <text:p text:style-name="P23">Il sistema salva le preferenze di UtenteGiocatore.</text:p>
              </text:list-item>
              <text:list-item>
                <text:p text:style-name="P23">Il sistema indirizza UtenteGiocatore alla schermata di riepilogo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NTRY CONDITION: </text:p>
            <text:list xml:id="list452218542" text:style-name="WWNum21">
              <text:list-item>
                <text:p text:style-name="P6">UtenteGiocatore si trova nella sua area personale<text:span text:style-name="T32">.</text:span></text:p>
              </text:list-item>
              <text:list-item>
                <text:p text:style-name="P24"><text:span text:style-name="T1">UtenteGiocatore partecipa ad una storia nella quale non ha nessun personaggio</text:span><text:span text:style-name="T11">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XIT CONDITION:</text:p>
            <text:list xml:id="list180834442008265" text:continue-numbering="true" text:style-name="WWNum21">
              <text:list-item>
                <text:p text:style-name="P25"><text:span text:style-name="T12">U</text:span><text:span text:style-name="T1">tenteGiocatore ha creato il suo personaggio per la storia considerata.</text:span></text:p>
              </text:list-item>
              <text:list-item>
                <text:p text:style-name="P8">Il sistema memorizza tutti i dati del personaggio.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4">EX<text:span text:style-name="T35">CEPTIONAL</text:span> CONDITION:</text:p>
            <text:list xml:id="list180834989159756" text:continue-numbering="true" text:style-name="WWNum21">
              <text:list-item>
                <text:p text:style-name="P9">Al punto 5, il sistema rifiuta i campi che non sono ben formati</text:p>
              </text:list-item>
              <text:list-item>
                <text:p text:style-name="P10">Se al punto 11 UtenteGiocatore clicca sul pulsante di rifiuto, si veda UC_EXCPG1</text:p>
              </text:list-item>
              <text:list-item>
                <text:p text:style-name="P10">Se al punto 16 UtenteGiocatore clicca sul pulsante di rifiuto, si veda UC_EXCPG2</text:p>
              </text:list-item>
              <text:list-item>
                <text:p text:style-name="P10">Se al punto 18 UtenteGiocatore assegna 2 punti ad una caratteristica, il sistema impedisce di diminuirne ulteriormente il valore.</text:p>
              </text:list-item>
              <text:list-item>
                <text:p text:style-name="P10">Se al punto 18 UtenteGiocatore assegna 6 punti ad una caratteristica, il sistema impedisce di aumentarne ulteriormente il valore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weight="normal" style:font-weight-asian="normal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text:style-name="ListLabel_20_5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1" meta:image-count="0" meta:object-count="0" meta:page-count="2" meta:paragraph-count="50" meta:word-count="666" meta:character-count="4286" meta:non-whitespace-character-count="3710"/>
  </office:meta>
</office:document-meta>
</file>